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d61" officeooo:paragraph-rsid="0009bd61"/>
    </style:style>
    <style:style style:name="P2" style:family="paragraph" style:parent-style-name="Standard">
      <style:text-properties officeooo:rsid="0009bd61" officeooo:paragraph-rsid="000cbd43"/>
    </style:style>
    <style:style style:name="P3" style:family="paragraph" style:parent-style-name="Standard">
      <style:text-properties officeooo:rsid="0009bd61" officeooo:paragraph-rsid="00103b9c"/>
    </style:style>
    <style:style style:name="P4" style:family="paragraph" style:parent-style-name="Standard">
      <style:text-properties officeooo:rsid="0009bd61" officeooo:paragraph-rsid="0015406a"/>
    </style:style>
    <style:style style:name="P5" style:family="paragraph" style:parent-style-name="Standard">
      <style:text-properties officeooo:rsid="000ac05f" officeooo:paragraph-rsid="000ac05f"/>
    </style:style>
    <style:style style:name="P6" style:family="paragraph" style:parent-style-name="Standard">
      <style:text-properties officeooo:rsid="000eb95a" officeooo:paragraph-rsid="000eb95a"/>
    </style:style>
    <style:style style:name="P7" style:family="paragraph" style:parent-style-name="Standard">
      <style:text-properties officeooo:rsid="000eb95a" officeooo:paragraph-rsid="000f0c4a"/>
    </style:style>
    <style:style style:name="P8" style:family="paragraph" style:parent-style-name="Standard">
      <style:text-properties officeooo:rsid="00103b9c" officeooo:paragraph-rsid="00103b9c"/>
    </style:style>
    <style:style style:name="P9" style:family="paragraph" style:parent-style-name="Standard">
      <style:text-properties officeooo:rsid="0012233f" officeooo:paragraph-rsid="0012233f"/>
    </style:style>
    <style:style style:name="P10" style:family="paragraph" style:parent-style-name="Standard">
      <style:text-properties officeooo:rsid="00129a22" officeooo:paragraph-rsid="00129a22"/>
    </style:style>
    <style:style style:name="P11" style:family="paragraph" style:parent-style-name="Standard">
      <style:text-properties officeooo:rsid="00129a22" officeooo:paragraph-rsid="00149659"/>
    </style:style>
    <style:style style:name="P12" style:family="paragraph" style:parent-style-name="Standard">
      <style:text-properties officeooo:rsid="0015406a" officeooo:paragraph-rsid="0015406a"/>
    </style:style>
    <style:style style:name="P13" style:family="paragraph" style:parent-style-name="Standard">
      <style:text-properties officeooo:rsid="0015406a" officeooo:paragraph-rsid="001615ba"/>
    </style:style>
    <style:style style:name="P14" style:family="paragraph" style:parent-style-name="Standard">
      <style:text-properties officeooo:rsid="0016baef" officeooo:paragraph-rsid="0016baef"/>
    </style:style>
    <style:style style:name="T1" style:family="text">
      <style:text-properties officeooo:rsid="0009bd61"/>
    </style:style>
    <style:style style:name="T2" style:family="text">
      <style:text-properties officeooo:rsid="000ae7c9"/>
    </style:style>
    <style:style style:name="T3" style:family="text">
      <style:text-properties officeooo:rsid="000cbd43"/>
    </style:style>
    <style:style style:name="T4" style:family="text">
      <style:text-properties officeooo:rsid="000f0c4a"/>
    </style:style>
    <style:style style:name="T5" style:family="text">
      <style:text-properties officeooo:rsid="00103b9c"/>
    </style:style>
    <style:style style:name="T6" style:family="text">
      <style:text-properties officeooo:rsid="0012233f"/>
    </style:style>
    <style:style style:name="T7" style:family="text">
      <style:text-properties officeooo:rsid="0015406a"/>
    </style:style>
    <style:style style:name="T8" style:family="text">
      <style:text-properties officeooo:rsid="001615ba"/>
    </style:style>
    <style:style style:name="T9" style:family="text">
      <style:text-properties officeooo:rsid="0016baef"/>
    </style:style>
    <style:style style:name="T10" style:family="text">
      <style:text-properties officeooo:rsid="0016e3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rogram 2:</text:p>
      <text:p text:style-name="P1"/>
      <text:p text:style-name="P1"/>
      <text:p text:style-name="P1">1. In read O_RDONLY you can’t add data into file.</text:p>
      <text:p text:style-name="P1"/>
      <text:p text:style-name="P1">2. ssize_t = nr is used to raed the bytes from the file.</text:p>
      <text:p text:style-name="P1"/>
      <text:p text:style-name="P1">3. Assign buff[nr] = “\0” i.e EOF so that the read should be only till null charater.</text:p>
      <text:p text:style-name="P1"/>
      <text:p text:style-name="P5">4. if nr == -1 then it through the error data has not been read <text:span text:style-name="T2">else it read the data from file.</text:span></text:p>
      <text:p text:style-name="P5"/>
      <text:p text:style-name="P5"/>
      <text:p text:style-name="P5"/>
      <text:p text:style-name="P5"/>
      <text:p text:style-name="P2">Program <text:span text:style-name="T3">3</text:span>:</text:p>
      <text:p text:style-name="P2"/>
      <text:p text:style-name="P2">Open a file in append mode and try to write the contents multiple times in the same file and check if</text:p>
      <text:p text:style-name="P2">the previous data is lost.</text:p>
      <text:p text:style-name="P2"/>
      <text:p text:style-name="P6">Observation</text:p>
      <text:p text:style-name="P6"/>
      <text:p text:style-name="P6">1. In this program we need to use <text:s/>O_WRONLY<text:span text:style-name="T1"> </text:span>and O_APPEND flag and mode 0600</text:p>
      <text:p text:style-name="P6"><text:s text:c="5"/>but <text:s/>without O_WRONLY flag you cannot append the data in the file.</text:p>
      <text:p text:style-name="P6"/>
      <text:p text:style-name="P7">2. <text:s text:c="2"/><text:span text:style-name="T4">Using <text:s/></text:span>O_APPEND flag <text:span text:style-name="T4">the existing data in the file doesn’t overwrite.</text:span></text:p>
      <text:p text:style-name="P7"/>
      <text:p text:style-name="P7"/>
      <text:p text:style-name="P4">Program <text:span text:style-name="T7">4</text:span>:</text:p>
      <text:p text:style-name="P4"/>
      <text:p text:style-name="P4">Try and find the invalid flags combinations for Open() system call.</text:p>
      <text:p text:style-name="P4"/>
      <text:p text:style-name="P12">Observation:</text:p>
      <text:p text:style-name="P12"/>
      <text:p text:style-name="P12">1. Using O_RDONLY flag you can open the file.</text:p>
      <text:p text:style-name="P12"/>
      <text:p text:style-name="P12">2. Using O_WRONLY flag you can open the file which is already exists but does not create the file which is not present.</text:p>
      <text:p text:style-name="P12"/>
      <text:p text:style-name="P13">3. <text:span text:style-name="T8">Using O_RDWR you can open the file.</text:span></text:p>
      <text:p text:style-name="P13"/>
      <text:p text:style-name="P13"><text:span text:style-name="T8">4. Using O_DIRECTORY it show it is not a directory.</text:span></text:p>
      <text:p text:style-name="P13"/>
      <text:p text:style-name="P13"><text:span text:style-name="T8">5. <text:s/></text:span><text:span text:style-name="T9">Using O_RDONLY | O_TRUNC flag file open.</text:span></text:p>
      <text:p text:style-name="P13"/>
      <text:p text:style-name="P14">6. Using O_WRONLY | O_TRUNC <text:s/>flag file open.</text:p>
      <text:p text:style-name="P7"/>
      <text:p text:style-name="P14">7. Using O_RDWR | O_TRUNC <text:s/><text:span text:style-name="T10">flag file open.</text:span></text:p>
      <text:p text:style-name="P7"/>
      <text:p text:style-name="P3">Program <text:span text:style-name="T5">5</text:span>:</text:p>
      <text:p text:style-name="P3"/>
      <text:p text:style-name="P3">Write a C program to Open a file in appropriate mode and write the user entered contents into it.</text:p>
      <text:p text:style-name="P3"><text:soft-page-break/></text:p>
      <text:p text:style-name="P8">Observation:</text:p>
      <text:p text:style-name="P8"/>
      <text:p text:style-name="P8">1. <text:span text:style-name="T6">To write the data in the file use O_WRONLY flag</text:span></text:p>
      <text:p text:style-name="P8"/>
      <text:p text:style-name="P9">2. Using ssize_t = wr you can write the data in the file bytes by bytes.</text:p>
      <text:p text:style-name="P9"/>
      <text:p text:style-name="P10">3. By using write system call you can write in the file</text:p>
      <text:p text:style-name="P10"><text:tab/></text:p>
      <text:p text:style-name="P11"><text:tab/>ssise_t <text:s/>write(fd,buff,strlen(buff)</text:p>
      <text:p text:style-name="P11"/>
      <text:p text:style-name="P1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12:30:29.190279967</meta:creation-date>
    <dc:date>2024-05-19T13:32:40.338768006</dc:date>
    <meta:editing-duration>PT40M2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283" meta:character-count="1470" meta:non-whitespace-character-count="1199"/>
  </office:meta>
</office:document-meta>
</file>